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095d94" officeooo:paragraph-rsid="00095d94"/>
    </style:style>
    <style:style style:name="P2" style:family="paragraph" style:parent-style-name="Standard">
      <style:paragraph-properties fo:text-align="justify" style:justify-single-word="false"/>
      <style:text-properties fo:language="fr" fo:country="FR" officeooo:rsid="000c277f" officeooo:paragraph-rsid="000c277f"/>
    </style:style>
    <style:style style:name="P3" style:family="paragraph" style:parent-style-name="Standard">
      <style:paragraph-properties fo:text-align="justify" style:justify-single-word="false"/>
      <style:text-properties fo:language="fr" fo:country="FR" officeooo:rsid="00095d94" officeooo:paragraph-rsid="00095d94"/>
    </style:style>
    <style:style style:name="P4" style:family="paragraph" style:parent-style-name="Standard">
      <style:paragraph-properties fo:text-align="justify" style:justify-single-word="false"/>
      <style:text-properties fo:language="fr" fo:country="FR" officeooo:rsid="00095d94" officeooo:paragraph-rsid="000afa95"/>
    </style:style>
    <style:style style:name="P5" style:family="paragraph" style:parent-style-name="Standard">
      <style:paragraph-properties fo:text-align="justify" style:justify-single-word="false"/>
      <style:text-properties fo:language="fr" fo:country="FR" officeooo:rsid="00095d94" officeooo:paragraph-rsid="00114ff4"/>
    </style:style>
    <style:style style:name="P6" style:family="paragraph" style:parent-style-name="Standard">
      <style:paragraph-properties fo:text-align="justify" style:justify-single-word="false"/>
      <style:text-properties fo:language="fr" fo:country="FR" officeooo:rsid="00095d94" officeooo:paragraph-rsid="00169774"/>
    </style:style>
    <style:style style:name="P7" style:family="paragraph" style:parent-style-name="Standard">
      <style:paragraph-properties fo:text-align="justify" style:justify-single-word="false"/>
      <style:text-properties fo:language="fr" fo:country="FR" fo:font-weight="bold" officeooo:rsid="00095d94" officeooo:paragraph-rsid="00095d94" style:font-weight-asian="bold" style:font-weight-complex="bold"/>
    </style:style>
    <style:style style:name="P8" style:family="paragraph" style:parent-style-name="Standard">
      <style:paragraph-properties fo:text-align="justify" style:justify-single-word="false"/>
      <style:text-properties fo:language="fr" fo:country="FR" fo:font-weight="bold" officeooo:rsid="00095d94" officeooo:paragraph-rsid="00114ff4" style:font-weight-asian="bold" style:font-weight-complex="bold"/>
    </style:style>
    <style:style style:name="P9" style:family="paragraph" style:parent-style-name="Standard">
      <style:paragraph-properties fo:text-align="justify" style:justify-single-word="false"/>
      <style:text-properties fo:language="fr" fo:country="FR" officeooo:rsid="0014f547" officeooo:paragraph-rsid="00169774"/>
    </style:style>
    <style:style style:name="P10" style:family="paragraph" style:parent-style-name="Standard">
      <style:paragraph-properties fo:text-align="justify" style:justify-single-word="false"/>
      <style:text-properties fo:language="fr" fo:country="FR" officeooo:rsid="0014f547" officeooo:paragraph-rsid="0014f547"/>
    </style:style>
    <style:style style:name="P11" style:family="paragraph" style:parent-style-name="Standard">
      <style:paragraph-properties fo:text-align="center" style:justify-single-word="false"/>
      <style:text-properties fo:font-size="16pt" fo:language="fr" fo:country="FR" fo:font-weight="bold" officeooo:rsid="00095d94" officeooo:paragraph-rsid="00095d94"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language="fr" fo:country="FR" fo:font-weight="bold" officeooo:rsid="000e1418" officeooo:paragraph-rsid="000e1418" style:font-size-asian="16pt" style:font-weight-asian="bold" style:font-size-complex="16pt" style:font-weight-complex="bold"/>
    </style:style>
    <style:style style:name="P13" style:family="paragraph" style:parent-style-name="Standard">
      <style:paragraph-properties fo:text-align="center" style:justify-single-word="false"/>
      <style:text-properties fo:color="#ff3333" fo:font-size="16pt" fo:language="fr" fo:country="FR" fo:font-weight="normal" officeooo:rsid="00095d94" officeooo:paragraph-rsid="00095d94"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officeooo:paragraph-rsid="00095d94"/>
    </style:style>
    <style:style style:name="P15" style:family="paragraph" style:parent-style-name="Standard">
      <style:paragraph-properties fo:text-align="justify" style:justify-single-word="false"/>
      <style:text-properties officeooo:paragraph-rsid="00114ff4"/>
    </style:style>
    <style:style style:name="T1" style:family="text">
      <style:text-properties officeooo:rsid="000afa95"/>
    </style:style>
    <style:style style:name="T2" style:family="text">
      <style:text-properties fo:font-weight="bold" style:font-weight-asian="bold" style:font-weight-complex="bold"/>
    </style:style>
    <style:style style:name="T3" style:family="text">
      <style:text-properties fo:font-weight="bold" officeooo:rsid="00114ff4" style:font-weight-asian="bold" style:font-weight-complex="bold"/>
    </style:style>
    <style:style style:name="T4" style:family="text">
      <style:text-properties officeooo:rsid="000ddd0f"/>
    </style:style>
    <style:style style:name="T5" style:family="text">
      <style:text-properties officeooo:rsid="000e1418"/>
    </style:style>
    <style:style style:name="T6" style:family="text">
      <style:text-properties officeooo:rsid="00114ff4"/>
    </style:style>
    <style:style style:name="T7" style:family="text">
      <style:text-properties fo:language="fr" fo:country="FR" officeooo:rsid="00095d94"/>
    </style:style>
    <style:style style:name="T8" style:family="text">
      <style:text-properties officeooo:rsid="00120b9d"/>
    </style:style>
    <style:style style:name="T9" style:family="text">
      <style:text-properties officeooo:rsid="0014f547"/>
    </style:style>
    <style:style style:name="T10" style:family="text">
      <style:text-properties officeooo:rsid="001697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Fiche de </text:span>Candidature à projets annuels</text:p>
      <text:p text:style-name="P12">M1 GIL</text:p>
      <text:p text:style-name="P13">à <text:span text:style-name="T5">retourner avant le vendredi 7 octobre midi</text:span></text:p>
      <text:p text:style-name="P1"/>
      <text:p text:style-name="P1"/>
      <text:p text:style-name="P1">Ce formulaire permet d'exprimer vos préférences parmi les sujets de projets annuels qui vous sont proposés. Vos préférences seront prises en compte dans la mesure du possible et en tenant compte des motivations exprimées pour la composition des groupes de projet. <text:span text:style-name="T1">(Vous pouvez classer d'avantage de projets si vous le jugez nécessaire.)</text:span></text:p>
      <text:p text:style-name="P1"/>
      <text:p text:style-name="P2"><text:span text:style-name="T2">Nom :</text:span><text:tab/><text:span text:style-name="T6">SPAUR</text:span><text:tab/><text:tab/><text:tab/><text:tab/><text:tab/><text:tab/><text:span text:style-name="T2">Prénom :</text:span> <text:span text:style-name="T6">Geoffrey</text:span></text:p>
      <text:p text:style-name="P1"/>
      <text:p text:style-name="P1"/>
      <text:p text:style-name="P7">PROJET N°1</text:p>
      <text:p text:style-name="P1"/>
      <text:p text:style-name="P14"><text:span text:style-name="T7">Titre : </text:span><text:bookmark text:name="messageContent"/>GIL_3_KIKICLICOU</text:p>
      <text:p text:style-name="P1"/>
      <text:p text:style-name="P1">Motivation<text:span text:style-name="T4">s</text:span> <text:span text:style-name="T1">pour ce projet </text:span>(obligatoire) :</text:p>
      <text:p text:style-name="P1"/>
      <text:p text:style-name="P1"><text:tab/><text:span text:style-name="T6">Mon stage de 3ième années de licence m'a permis de découvrir certains aspects des projets qui ne sont pas abordés à l'université. Notamment les statistiques liées aux actions des utilisateurs. En effet, ayant développé une application web durant mon stage, l'étape suivante aurait été d'enregistrer toutes les statistiques. Pour deux raisons : la première, celle énoncée durant la présentation des projets, est d'améliorer l'application en retirant ou en augmentant la visibilité d'une fonctionnalité. Et la seconde pour présenter aux futurs clients, le public cible d'une application, ainsi que son taux de fréquentation. Malheureusement et malgré ma motivation, je n'ai pas pu aborder cette partie durant mon stage contraint par la durée de ce dernier.</text:span></text:p>
      <text:p text:style-name="P1"><text:tab/><text:span text:style-name="T6">C'est donc avec enthousiasme que je me propose pour ce projet qui je l'espère répondra à la poursuite de mon stage pour aller au-delà de ce que me proposait l'entreprise. Pour ensuite pouvoir intégrer ces fonctionnalités au sein de mes futurs projets.</text:span></text:p>
      <text:p text:style-name="P1"/>
      <text:p text:style-name="P1"/>
      <text:p text:style-name="P7">PROJET N°2</text:p>
      <text:p text:style-name="P1"/>
      <text:p text:style-name="P14"><text:span text:style-name="T7">Titre : </text:span><text:bookmark text:name="messageContent1"/>GIL_5_SMARTLOGGER</text:p>
      <text:p text:style-name="P1"/>
      <text:p text:style-name="P4">Motivation<text:span text:style-name="T4">s</text:span> <text:span text:style-name="T1">pour ce projet :</text:span></text:p>
      <text:p text:style-name="P1"/>
      <text:p text:style-name="P1"><text:tab/><text:span text:style-name="T8">Étant moi-même responsable d'un serveur, il me paraît essentiel d'être averti lors d'une erreur interne. Pouvoir traiter et communiquer l'état d'un système me semblent être un point clef dans la construction d'une application. De plus en plus d'outils peuvent permettre à cette transition de l'information. C'est pourquoi j'aimerais prendre part au développement de ce projet novateur. Le sujet étant peu aborder, l'entreprise jouera en rôle clef et aura beaucoup à nous apprendre.</text:span></text:p>
      <text:p text:style-name="P1"><text:tab/><text:span text:style-name="T8">Le sujet atypique de ce projet est un parfait complément au cursus universitaire tant sur le plan algorithmique, que sur le plan du réseau. Étant passionné par le monde du web, il est certain que je réutiliserai ces connaissances dans mes futurs projets.</text:span></text:p>
      <text:p text:style-name="P1"/>
      <text:p text:style-name="P1"/>
      <text:p text:style-name="P1"/>
      <text:p text:style-name="P1"/>
      <text:p text:style-name="P1"/>
      <text:p text:style-name="P7"><text:soft-page-break/>PROJET N°3</text:p>
      <text:p text:style-name="P1"/>
      <text:p text:style-name="P14"><text:span text:style-name="T7">Titre : </text:span><text:bookmark text:name="messageContent2"/>GIL_2_AMICALEGIL</text:p>
      <text:p text:style-name="P1"/>
      <text:p text:style-name="P4">Motivation<text:span text:style-name="T4">s</text:span> <text:span text:style-name="T1">pour ce projet</text:span> :</text:p>
      <text:p text:style-name="P1"/>
      <text:p text:style-name="P1"><text:tab/><text:span text:style-name="T9">Ayant moi-même un site web, je me sens naturellement très concerné par ce projet. Cette plate-forme utilise de multiples technologies que je ne maîtrise pas encore. Je n'ai jamais vraiment oser me lancer dans l'apprentissage de ces frameworks, de peur de m'y perdre. Mais ce projet pourrait me permettre de les découvrir au sein d'une équipe.</text:span></text:p>
      <text:p text:style-name="P1"><text:tab/><text:span text:style-name="T10">De plus je trouve satisfaisant de créer une plate-forme de rencontre et d'échange qui pourra sans doute être utilisé par les futures promotions. Je pense que cette application pourra jouer un rôle <text:s/>important dans la communication autour de notre filière. Cette application sera un vrai plus pour notre Master.</text:span></text:p>
      <text:p text:style-name="P1"/>
      <text:p text:style-name="P1"/>
      <text:p text:style-name="P8">PROJET N°<text:span text:style-name="T6">4</text:span></text:p>
      <text:p text:style-name="P5"/>
      <text:p text:style-name="P15"><text:span text:style-name="T7">Titre : </text:span><text:bookmark text:name="messageContent3"/>GIL_1_AGORA </text:p>
      <text:p text:style-name="P5"/>
      <text:p text:style-name="P5">Motivation<text:span text:style-name="T4">s</text:span> <text:span text:style-name="T1">pour ce projet</text:span> :</text:p>
      <text:p text:style-name="P5"/>
      <text:p text:style-name="P6"><text:tab/><text:span text:style-name="T10">Ce projet présente différents aspects tous aussi intéressants. J'ai moi-même essayé de construire un jeu sur une application web. Malheureusement ce projet n'a pas abouti car je ne maîtrisais pas encore toutes les technologies nécessaires. Participant régulièrement à des jeux de société, les intégrer à une plate-forme web serait une grande satisfaction.</text:span></text:p>
      <text:p text:style-name="P6"><text:span text:style-name="T10"><text:tab/>D'autre part, rendre cette application responsive s’inscrit dans un mouvement de modernité. Je ne connais pas, encore aujourd'hui, d'entreprise n'ayant pas ces enjeux. Il est donc nécessaire d'aborder ces problématiques au sein d'un cursus universitaire.</text:span></text:p>
      <text:p text:style-name="P5"/>
      <text:p text:style-name="P5"/>
      <text:p text:style-name="P5"/>
      <text:p text:style-name="P8">PROJET N°<text:span text:style-name="T6">5</text:span></text:p>
      <text:p text:style-name="P5"/>
      <text:p text:style-name="P15"><text:span text:style-name="T7">Titre : </text:span><text:bookmark text:name="messageContent4"/>GIL_4_SIGMA </text:p>
      <text:p text:style-name="P5"/>
      <text:p text:style-name="P5">Motivation<text:span text:style-name="T4">s</text:span> <text:span text:style-name="T1">pour ce projet</text:span> :</text:p>
      <text:p text:style-name="P5"/>
      <text:p text:style-name="P9"><text:tab/>Aucune attirance pour ce projet.</text:p>
      <text:p text:style-name="P5"/>
      <text:p text:style-name="P5"/>
      <text:p text:style-name="P5"><text:span text:style-name="T2">PROJET N°</text:span><text:span text:style-name="T3">6</text:span></text:p>
      <text:p text:style-name="P5"/>
      <text:p text:style-name="P15"><text:span text:style-name="T7">Titre : </text:span><text:bookmark text:name="messageContent5"/>GIL_6_UMLREVERSE</text:p>
      <text:p text:style-name="P5"/>
      <text:p text:style-name="P5">Motivation<text:span text:style-name="T4">s</text:span> <text:span text:style-name="T1">pour ce projet</text:span> :</text:p>
      <text:p text:style-name="P5"/>
      <text:p text:style-name="P10"><text:tab/>Aucune attirance pour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Nicart</meta:initial-creator>
    <meta:creation-date>2015-09-30T10:29:11.911832253</meta:creation-date>
    <meta:generator>LibreOffice/4.3.3.2$Linux_X86_64 LibreOffice_project/430m0$Build-2</meta:generator>
    <dc:date>2016-10-03T20:05:47.177435593</dc:date>
    <meta:editing-duration>PT1H4M56S</meta:editing-duration>
    <meta:editing-cycles>18</meta:editing-cycles>
    <meta:document-statistic meta:table-count="0" meta:image-count="0" meta:object-count="0" meta:page-count="2" meta:paragraph-count="33" meta:word-count="608" meta:character-count="3911" meta:non-whitespace-character-count="3318"/>
  </office:meta>
</office:document-meta>
</file>